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C" style:family="table-column">
      <style:table-column-properties style:column-width="2.833cm" style:rel-column-width="1092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Monday</text:p>
          </table:table-cell>
          <table:table-cell table:style-name="Table1.A1" office:value-type="string">
            <text:p text:style-name="Table_20_Contents">Tuesday</text:p>
          </table:table-cell>
          <table:table-cell table:style-name="Table1.A1" office:value-type="string">
            <text:p text:style-name="Table_20_Contents">Wednesday</text:p>
          </table:table-cell>
          <table:table-cell table:style-name="Table1.A1" office:value-type="string">
            <text:p text:style-name="Table_20_Contents">Thursday</text:p>
          </table:table-cell>
          <table:table-cell table:style-name="Table1.F1" office:value-type="string">
            <text:p text:style-name="Table_20_Contents">Friday</text:p>
          </table:table-cell>
        </table:table-row>
        <table:table-row>
          <table:table-cell table:style-name="Table1.A2" office:value-type="string">
            <text:p text:style-name="Table_20_Contents">0900-10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000-11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eam meeting-</text:p>
            <text:p text:style-name="Table_20_Contents">Student Study Room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100-1200</text:p>
          </table:table-cell>
          <table:table-cell table:style-name="Table1.A2" office:value-type="string">
            <text:p text:style-name="Table_20_Contents">Pair Programming sess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ir Programming</text:p>
            <text:p text:style-name="Table_20_Contents">session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200-13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300-14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ir Programming session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400-15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500-16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eting with Kat – Student study room.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600-17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cture- G3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cture- NG08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700-18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Standard">Hi guys</text:p>
      <text:p text:style-name="Standard"/>
      <text:p text:style-name="Standard">I’ve drawn up a timetable with all the weekly stuff we have for team java now we've got into the flow of things. Hope this will help people remember stuff! I was thinking we should add another meeting in maybe on Friday to review how the weeks gone? </text:p>
      <text:p text:style-name="Standard"/>
      <text:p text:style-name="Standard">Charli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rles horrell</meta:initial-creator>
    <meta:creation-date>2011-01-26T15:02:33.70</meta:creation-date>
    <meta:document-statistic meta:table-count="1" meta:image-count="0" meta:object-count="0" meta:page-count="1" meta:paragraph-count="26" meta:word-count="90" meta:character-count="547"/>
    <dc:date>2011-01-26T15:14:24.07</dc:date>
    <dc:creator>charles horrell</dc:creator>
    <meta:editing-duration>PT00H11M51S</meta:editing-duration>
    <meta:editing-cycles>1</meta:editing-cycles>
    <meta:generator>OpenOffice.org/3.2$Win32 OpenOffice.org_project/320m18$Build-9502</meta:generator>
  </office:meta>
</office:document-meta>
</file>